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2" style:family="paragraph" style:parent-style-name="Text_20_body" style:list-style-name="L1"/>
    <style:style style:name="P3" style:family="paragraph" style:parent-style-name="Text_20_body" style:list-style-name="L1">
      <style:paragraph-properties fo:margin-top="0in" fo:margin-bottom="0in" loext:contextual-spacing="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6a638"/>
    </style:style>
    <style:style style:name="T3" style:family="text">
      <style:text-properties officeooo:rsid="0016a638"/>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messageForm" form:apply-filter="true" form:method="post" form:control-implementation="ooo:com.sun.star.form.component.Form" office:target-frame="" xlink:href="../../../../../../../../../messag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layer_7">
        <text:section text:style-name="Sect1" text:name="layer_7_dv_rc2">
          <text:p text:style-name="Standard"/>
          <text:section text:style-name="Sect1" text:name="layer_7_dv_ph">
            <text:p text:style-name="P1"><text:bookmark text:name="subject__7273298_1"/>Komodo IDE and Komodo Edit. </text:p>
            <text:p text:style-name="Standard"><text:bookmark text:name="collExpMsg__7273298_1"/></text:p>
          </text:section>
        </text:section>
      </text:section>
      <text:section text:style-name="Sect1" text:name="message__7273298_1">
        <text:p text:style-name="Text_20_body"><text:span text:style-name="Strong_20_Emphasis"><text:span text:style-name="T1">Komodo IDE</text:span></text:span> is an integrated development environment (IDE) for dynamic programming languages. It is a cross-platform IDE for all major languages including Python, PHP, Ruby, Perl, Node.js, HTML, CSS and Javascript. Komodo IDE has an open source counterpart called Ko<text:span text:style-name="T3">mod</text:span>o Edit.</text:p>
        <text:p text:style-name="Text_20_body"/>
        <text:p text:style-name="Text_20_body"><text:span text:style-name="Strong_20_Emphasis"><text:span text:style-name="T1">K</text:span></text:span><text:span text:style-name="Strong_20_Emphasis"><text:span text:style-name="T2">omodo</text:span></text:span><text:span text:style-name="Strong_20_Emphasis"><text:span text:style-name="T1"> Edit </text:span></text:span>is a text editor, that contains something powerful yet simple for beginners to work with. Most of the code base are shared between K<text:span text:style-name="T3">omod</text:span>o Edit and IDE, although more advanced features are reserved for Komodo IDE.</text:p>
        <text:p text:style-name="Text_20_body"/>
        <text:p text:style-name="Text_20_body"><text:span text:style-name="Strong_20_Emphasis"><text:span text:style-name="T1">Unique qualities</text:span></text:span> are it offers two versions, one is for light users can get small projects done and another is for the advanced level user. Both versions Komodo Edit and Komodo IDE can be downloaded for free and multi language editors.</text:p>
        <text:p text:style-name="Text_20_body"/>
        <text:p text:style-name="Text_20_body"><text:span text:style-name="Strong_20_Emphasis"><text:span text:style-name="T1">Features:</text:span></text:span></text:p>
        <text:p text:style-name="Text_20_body"><text:span text:style-name="Emphasis">Komo</text:span><text:span text:style-name="Emphasis"><text:span text:style-name="T3">do</text:span></text:span><text:span text:style-name="Emphasis"> IDE version</text:span> has real-time code collaboration tools for connecting with other developers in the team, sharing, editing files together. It also has interactive shells,plent of integrations such as Gulp, Grunt and live previewing.</text:p>
        <text:p text:style-name="Text_20_body"><text:span text:style-name="Emphasis">Ko</text:span><text:span text:style-name="Emphasis"><text:span text:style-name="T3">m</text:span></text:span><text:span text:style-name="Emphasis">o</text:span><text:span text:style-name="Emphasis"><text:span text:style-name="T3">d</text:span></text:span><text:span text:style-name="Emphasis">o Edit version</text:span> has a feature to track changes and make multiple selections.</text:p>
        <text:p text:style-name="Text_20_body"/>
        <text:p text:style-name="Text_20_body"><text:span text:style-name="Strong_20_Emphasis"><text:span text:style-name="T1">Pros:</text:span></text:span> for <text:span text:style-name="Emphasis">Ko</text:span><text:span text:style-name="Emphasis"><text:span text:style-name="T3">m</text:span></text:span><text:span text:style-name="Emphasis">o</text:span><text:span text:style-name="Emphasis"><text:span text:style-name="T3">d</text:span></text:span><text:span text:style-name="Emphasis">o IDE</text:span> are collaboration tools that connects developers in the team, clear user interface and built-in version control. For <text:span text:style-name="Emphasis">Ko</text:span><text:span text:style-name="Emphasis"><text:span text:style-name="T3">m</text:span></text:span><text:span text:style-name="Emphasis">o</text:span><text:span text:style-name="Emphasis"><text:span text:style-name="T3">d</text:span></text:span><text:span text:style-name="Emphasis">a Edit</text:span> are free open source and built in FTP client thta allows developers to access remotely.</text:p>
        <text:p text:style-name="Text_20_body"/>
        <text:p text:style-name="Text_20_body"><text:span text:style-name="Strong_20_Emphasis"><text:span text:style-name="T1">Cons</text:span></text:span>: for Ko<text:span text:style-name="T3">m</text:span>o<text:span text:style-name="T3">d</text:span>oIDE are its expensive, even though the free version is available it seems to lack functionality. For Ko<text:span text:style-name="T3">m</text:span>o<text:span text:style-name="T3">d</text:span>o Edit it has slow startup issues.</text:p>
        <text:p text:style-name="Text_20_body"/>
        <text:p text:style-name="Text_20_body"><text:span text:style-name="Strong_20_Emphasis"><text:span text:style-name="T1">Platforms:</text:span></text:span> Komo<text:span text:style-name="T3">do</text:span> IDE: cross-platform; Ko<text:span text:style-name="T3">m</text:span>o<text:span text:style-name="T3">do</text:span> Edit: Windows, MacOS, Linux;</text:p>
        <text:p text:style-name="Text_20_body"><text:span text:style-name="Strong_20_Emphasis"><text:span text:style-name="T1">Type:</text:span></text:span> Komod<text:span text:style-name="T3">o</text:span> IDE : Source code editor, IDE; Komodo Edit: Text Editor, IDE</text:p>
        <text:p text:style-name="Text_20_body"><text:span text:style-name="Strong_20_Emphasis"><text:span text:style-name="T1">License:</text:span></text:span> Komodo IDE: Proprietary ; Komo<text:span text:style-name="T3">do</text:span> Edit: MPL; GPL; LGPL</text:p>
        <text:p text:style-name="Text_20_body"><text:span text:style-name="Strong_20_Emphasis"><text:span text:style-name="T1">Price:</text:span></text:span> Komo<text:span text:style-name="T3">do</text:span> IDE: $79.9/yr ; Komodo Edit: free</text:p>
        <text:p text:style-name="Text_20_body"/>
        <text:p text:style-name="Text_20_body"><text:soft-page-break/>I would like to use real-time collaboration tools feature in komodo IDE version but the licensed version seems expensive. I'm excited to try my hands at Komo<text:span text:style-name="T3">do</text:span> Edit version which is simple to use for small projects.</text:p>
        <text:p text:style-name="Text_20_body"/>
        <text:p text:style-name="Text_20_body"><text:span text:style-name="Strong_20_Emphasis"><text:span text:style-name="T1">Resources:</text:span></text:span></text:p>
        <text:p text:style-name="Text_20_body"/>
        <text:list xml:id="list1167267182" text:style-name="L1">
          <text:list-item>
            <text:p text:style-name="P3"><text:a xlink:type="simple" xlink:href="https://en.wikipedia.org/wiki/Komodo_IDE" text:style-name="Internet_20_link" text:visited-style-name="Visited_20_Internet_20_Link">https://en.wikipedia.org/wiki/Komodo_IDE</text:a> </text:p>
          </text:list-item>
          <text:list-item>
            <text:p text:style-name="P3"><text:a xlink:type="simple" xlink:href="https://www.activestate.com/products/komodo-edit/" text:style-name="Internet_20_link" text:visited-style-name="Visited_20_Internet_20_Link">https://www.activestate.com/products/komodo-edit/</text:a> </text:p>
          </text:list-item>
          <text:list-item>
            <text:p text:style-name="P3"><text:a xlink:type="simple" xlink:href="https://sourceforge.net/software/product/Komodo-IDE/" text:style-name="Internet_20_link" text:visited-style-name="Visited_20_Internet_20_Link">https://sourceforge.net/software/product/Komodo-IDE/</text:a> </text:p>
          </text:list-item>
          <text:list-item>
            <text:p text:style-name="P2"><text:a xlink:type="simple" xlink:href="https://kinsta.com/blog/best-text-editors/#komodo-edit" text:style-name="Internet_20_link" text:visited-style-name="Visited_20_Internet_20_Link">https://kinsta.com/blog/best-text-editors/#komodo-edit</text:a> </text:p>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2T18:11:15.017000000</meta:creation-date>
    <dc:date>2020-12-12T18:14:20.892000000</dc:date>
    <meta:editing-duration>PT3M8S</meta:editing-duration>
    <meta:editing-cycles>1</meta:editing-cycles>
    <meta:document-statistic meta:table-count="0" meta:image-count="0" meta:object-count="0" meta:page-count="2" meta:paragraph-count="19" meta:word-count="323" meta:character-count="2162" meta:non-whitespace-character-count="1857"/>
    <meta:generator>Neat_Office/6.2.8.2$Windows_x86 LibreOffice_project/</meta:generator>
  </office:meta>
</office:document-meta>
</file>